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sitoryUtil.encodePath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positoryUtil.unRegisterRepository( String repository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positoryUtil.registerRepository( String repositoryName , String configFile , String homeDi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positoryUtil.login( Repository repository , String user , String passwor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positoryUtil.getRepository( String repository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positoryUtil.setupSession( Session sess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